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86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5.0638in"/>
    </style:style>
    <style:style style:name="co5" style:family="table-column">
      <style:table-column-properties fo:break-before="auto" style:column-width="11.1854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4.7957in"/>
    </style:style>
    <style:style style:name="co12" style:family="table-column">
      <style:table-column-properties fo:break-before="auto" style:column-width="2.4154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3.3591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<text:s/>Sponsored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Category</text:p>
          </table:table-cell>
          <table:table-cell office:value-type="string" calcext:value-type="string">
            <text:p><text:s/>DK_Datasheet_Link</text:p>
          </table:table-cell>
          <table:table-cell office:value-type="string" calcext:value-type="string">
            <text:p><text:s/>DK_Detail_Pag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_JST:JST_PH_S3B-PH-SM4-TB_1x03-1MP_P2.00mm_Horizontal</text:p>
          </table:table-cell>
          <table:table-cell/>
          <table:table-cell office:value-type="string" calcext:value-type="string">
            <text:p>C265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5 C31 C32 C33 C53 C55 C5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7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 C8 C9 C10 C28 C29 C40 C4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696906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 C6 C11 C12 C13 C14 C15 C16 C18 C19 C20 C21 C22 C23 C24 C26 C27 C30 C37 C47 C48 C50 C54 C57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83056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7 C25 C34 C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525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25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5 C3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5674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8 C39 C43 C44 C45 C46 C4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159801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51 C5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915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C558419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rcuit Protection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/product-detail/en/stmicroelectronics/USBLC6-4SC6/497-4492-1-ND/725667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402213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szlcsc/1808062134_Shandong-Jingdao-Microelectronics-MM3Z3V3_C123917.pdf</text:p>
          </table:table-cell>
          <table:table-cell office:value-type="string" calcext:value-type="string">
            <text:p>C123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C219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 D4 D5 D6 D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6805-EC15</text:p>
          </table:table-cell>
          <table:table-cell office:value-type="string" calcext:value-type="string">
            <text:p>custom:LED_SK6805_EC15_1.5x1.5mm</text:p>
          </table:table-cell>
          <table:table-cell office:value-type="string" calcext:value-type="string">
            <text:p>http://www.normandled.com/Product/view/id/842.htm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VR0320MW2T1G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C232573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szlcsc/1808280424_Brightking-Elec-TAIWAN-SMD0805B050TF_C269104.pdf</text:p>
          </table:table-cell>
          <table:table-cell office:value-type="string" calcext:value-type="string">
            <text:p>C269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5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-3</text:p>
          </table:table-cell>
          <table:table-cell office:value-type="string" calcext:value-type="string">
            <text:p>custom:1x3_smd_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3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IIC_CONNECTORJS-1MM</text:p>
          </table:table-cell>
          <table:table-cell office:value-type="string" calcext:value-type="string">
            <text:p>custom:1X04_1MM_RA_GND</text:p>
          </table:table-cell>
          <table:table-cell table:number-columns-repeated="4"/>
          <table:table-cell office:value-type="string" calcext:value-type="string">
            <text:p>CONN-13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:Tag-Connect_TC2030-IDC-FP_2x03_P1.27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9 J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-7</text:p>
          </table:table-cell>
          <table:table-cell office:value-type="string" calcext:value-type="string">
            <text:p>custom:1x7_smd_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3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 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ustom:badgetea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ustom:vector7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Contain Hardware</text:p>
          </table:table-cell>
          <table:table-cell office:value-type="string" calcext:value-type="string">
            <text:p>custom:protoboard-squares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Cool Hardware</text:p>
          </table:table-cell>
          <table:table-cell office:value-type="string" calcext:value-type="string">
            <text:p>custom:protoboard-squares-big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06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2 R13 R14 R15 R22 R23 R33 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6 R17 R18 R19 R20 R21 R28 R53 R59 R66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 R4 R5 R73 R74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0 R34 R47 R48 R4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0 R43 R44 R45 R4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9 R42 R6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6 R6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8126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6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2 R41 R6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1 R52 R71 R72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8 R9 R10 R11 R24 R25 R26 R29 R31 R35 R36 R37 R38 R50 R54 R55 R57 R58 R61 R63 R64 R65 R67 R75 R76 R77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1 RN4 RN5 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2 RN3 RN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C13979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anufacturer recommenda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P1 TP12 TP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OU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 RESE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 BOOT0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 PIN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ATA_BUFF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ATA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MODE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RESE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BACKLIGH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RX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TX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00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ds/symlink/pcm5100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1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33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41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4 U15 U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55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nxp.com/docs/en/data-sheet/PCA9555.pdf</text:p>
          </table:table-cell>
          <table:table-cell office:value-type="string" calcext:value-type="string">
            <text:p>C128392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2-40UP5KSG48ITR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office:value-type="string" calcext:value-type="string">
            <text:p>C2618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table:number-columns-repeated="4"/>
          <table:table-cell office:value-type="string" calcext:value-type="string">
            <text:p>Sensors, Transducers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/product-detail/en/bosch-sensortec/BNO055/828-1058-1-ND/6136309</text:p>
          </table:table-cell>
          <table:table-cell office:value-type="string" calcext:value-type="string">
            <text:p>IMU ACCEL/GYRO/MAG I2C 28LGA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Motion Sensors - IMUs (Inertial Measurement Units)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_Addon_v2</text:p>
          </table:table-cell>
          <table:table-cell office:value-type="string" calcext:value-type="string">
            <text:p>Simple_Addon_v2:Simple_Addon_v2-BADGE-2x3-nosil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1 Y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71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document-statistic meta:table-count="1" meta:cell-count="556" meta:object-count="0"/>
  </office:meta>
</office:document-meta>
</file>